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Heading_20_1">
      <style:text-properties officeooo:rsid="000377a7" officeooo:paragraph-rsid="000377a7"/>
    </style:style>
    <style:style style:name="P3" style:family="paragraph" style:parent-style-name="Index_20_1">
      <style:paragraph-properties>
        <style:tab-stops>
          <style:tab-stop style:position="6.6929in" style:type="right" style:leader-style="dotted" style:leader-text="."/>
        </style:tab-stops>
      </style:paragraph-properties>
    </style:style>
    <style:style style:name="P4" style:family="paragraph" style:parent-style-name="Standard">
      <style:text-properties officeooo:rsid="000377a7" officeooo:paragraph-rsid="000377a7"/>
    </style:style>
    <style:style style:name="P5" style:family="paragraph" style:parent-style-name="Standard">
      <style:text-properties officeooo:paragraph-rsid="000377a7"/>
    </style:style>
    <style:style style:name="P6" style:family="paragraph" style:parent-style-name="Table_20_index_20_1">
      <style:paragraph-properties>
        <style:tab-stops>
          <style:tab-stop style:position="6.6929in" style:type="right" style:leader-style="dotted" style:leader-text="."/>
        </style:tab-stops>
      </style:paragraph-properties>
    </style:style>
    <style:style style:name="T1" style:family="text">
      <style:text-properties officeooo:rsid="000377a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8505_1349754089"/>Heading 1<text:bookmark-end text:name="__RefHeading___Toc8505_1349754089"/></text:h>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8505_1349754089" text:style-name="Index_20_Link" text:visited-style-name="Index_20_Link">Heading 1<text:tab/>1</text:a></text:p>
          <text:p text:style-name="P1"><text:a xlink:type="simple" xlink:href="#__RefHeading___Toc8507_1349754089" text:style-name="Index_20_Link" text:visited-style-name="Index_20_Link">Heading 2<text:tab/>1</text:a></text:p>
        </text:index-body>
      </text:table-of-content>
      <text:p text:style-name="P4"/>
      <text:p text:style-name="P4"/>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
      <text:alphabetical-index text:style-name="Sect1"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3">nulla<text:tab/>1</text:p>
        </text:index-body>
      </text:alphabetical-index>
      <text:p text:style-name="P4"/>
      <text:p text:style-name="P4">Aliquam velit massa, laoreet vel leo nec, volutpat facilisis eros. Donec consequat arcu ut diam tempor luctus. </text:p>
      <table:table table:name="Table2" table:style-name="Table2">
        <table:table-column table:style-name="Table2.A" table:number-columns-repeated="6"/>
        <table:table-row table:style-name="TableLine94644761954240">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F1" office:value-type="string">
            <text:p text:style-name="Table_20_Contents"/>
          </table:table-cell>
        </table:table-row>
        <table:table-row table:style-name="TableLine94644761954240">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style-name="TableLine94644761954240">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style-name="TableLine94644761954240">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
      <text:p text:style-name="P4">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text:alphabetical-index-mark-start text:id="IMark94644784734552"/>nulla<text:alphabetical-index-mark-end text:id="IMark94644784734552"/> in, mollis nunc.</text:p>
      <text:h text:style-name="P2" text:outline-level="1"><text:bookmark-start text:name="__RefHeading___Toc8507_1349754089"/>Heading 2<text:bookmark-end text:name="__RefHeading___Toc8507_1349754089"/></text:h>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text:p>
      <table:table table:name="Table1" table:style-name="Table1">
        <table:table-column table:style-name="Table1.A" table:number-columns-repeated="4"/>
        <table:table-row table:style-name="TableLine94644752934608">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D1" office:value-type="string">
            <text:p text:style-name="Table_20_Contents"/>
          </table:table-cell>
        </table:table-row>
        <table:table-row table:style-name="TableLine94644752934608">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Line94644752934608">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ext:soft-page-break/>
        <table:table-row table:style-name="TableLine94644752934608">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4">Sed cursus mauris vitae ligula pellentesque, non pellentesque urna aliquet. Fusce placerat mauris enim, nec rutrum purus semper vel. Praesent tincidunt neque eu pellentesque pharetra. Fusce pellentesque est orci.</text:p>
      <text:p text:style-name="P4"/>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
      <text:p text:style-name="P5"><text:span text:style-name="T1">Aliquam velit massa, laoreet vel leo nec, volutpat facilisis eros. Donec consequat arcu ut diam tempor luctus. Cum sociis natoque penatibus et magnis dis parturient montes, nascetur ridiculus mus. Praesent vitae lacus vel leo sodales pharetra a a nibh. Vestibulum ante ipsum primis in</text:span></text:p>
      <text:p text:style-name="P5"/>
      <text:p text:style-name="P5"><text:span text:style-name="T1">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span></text:p>
      <text:p text:style-name="P5"/>
      <text:table-index text:style-name="Sect1" text:protected="true" text:name="Index of Tables1">
        <text:table-index-source text:use-caption="fals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Table2<text:tab/>1</text:p>
          <text:p text:style-name="P6">Table1<text:tab/>1</text:p>
        </text:index-body>
      </text:table-index>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Object_20_index_20_heading" style:display-name="Object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2T16:21:23.222944140</meta:creation-date>
    <dc:date>2021-09-22T16:35:11.249414320</dc:date>
    <meta:editing-duration>PT3M37S</meta:editing-duration>
    <meta:editing-cycles>1</meta:editing-cycles>
    <meta:document-statistic meta:table-count="2" meta:image-count="0" meta:object-count="0" meta:page-count="2" meta:paragraph-count="19" meta:word-count="490" meta:character-count="3342" meta:non-whitespace-character-count="2869"/>
    <meta:generator>LibreOfficeDev/7.3.0.0.alpha0$Linux_X86_64 LibreOffice_project/ba0851926a9def7577dcf7b29919de0632ac31a9</meta:generator>
  </office:meta>
</office:document-meta>
</file>